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f84d" officeooo:paragraph-rsid="0000f8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ão 5:</text:p>
      <text:p text:style-name="P1"/>
      <text:p text:style-name="P1">Entrada<text:tab/><text:tab/><text:tab/>Saida</text:p>
      <text:p text:style-name="P1">(N1 = 10; N2 = 2) <text:s text:c="4"/><text:tab/><text:tab/>Resultado = 0</text:p>
      <text:p text:style-name="P1">(N1 = 5; N=2)<text:tab/><text:tab/><text:tab/>Resultado =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01:33.454369001</meta:creation-date>
    <dc:date>2017-11-24T21:09:12.898184831</dc:date>
    <meta:editing-duration>PT7M39S</meta:editing-duration>
    <meta:editing-cycles>1</meta:editing-cycles>
    <meta:document-statistic meta:table-count="0" meta:image-count="0" meta:object-count="0" meta:page-count="1" meta:paragraph-count="4" meta:word-count="20" meta:character-count="91" meta:non-whitespace-character-count="65"/>
    <meta:generator>LibreOffice/5.1.6.2$Linux_X86_64 LibreOffice_project/10m0$Build-2</meta:generator>
  </office:meta>
</office:document-meta>
</file>